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2.75cm" fo:min-width="17.791cm"/>
    </style:style>
    <style:style style:name="gr3"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4"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5"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CodeBox">
      <style:graphic-properties fo:min-height="1.579cm" fo:min-width="17.791cm"/>
    </style:style>
    <style:style style:name="gr8" style:family="graphic" style:parent-style-name="CodeBox">
      <style:graphic-properties fo:min-height="1.779cm" fo:min-width="17.791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CodeBox">
      <style:graphic-properties fo:min-height="3.75cm" fo:min-width="14.8cm"/>
    </style:style>
    <style:style style:name="gr12" style:family="graphic" style:parent-style-name="CodeBox">
      <style:graphic-properties fo:min-height="1.93cm" fo:min-width="18.808cm"/>
    </style:style>
    <style:style style:name="gr13" style:family="graphic" style:parent-style-name="CodeBox">
      <style:graphic-properties fo:min-height="1.779cm" fo:min-width="11.235cm"/>
    </style:style>
    <style:style style:name="gr14" style:family="graphic" style:parent-style-name="CodeBox">
      <style:graphic-properties fo:min-height="1.93cm" fo:min-width="21.349cm"/>
    </style:style>
    <style:style style:name="gr15" style:family="graphic" style:parent-style-name="CodeBox">
      <style:graphic-properties fo:min-height="0.848cm" fo:min-width="5.5cm"/>
    </style:style>
    <style:style style:name="gr16" style:family="graphic" style:parent-style-name="CodeBox">
      <style:graphic-properties fo:min-height="0.779cm" fo:min-width="11.235cm"/>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19" style:family="graphic" style:parent-style-name="standard">
      <style:graphic-properties svg:stroke-color="#333333" draw:marker-end="Arrow" draw:marker-end-width="0.3cm" draw:textarea-horizontal-align="center" draw:textarea-vertical-align="middle"/>
    </style:style>
    <style:style style:name="gr20"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21"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22" style:family="graphic" style:parent-style-name="CodeBox">
      <style:graphic-properties fo:min-height="0.75cm" fo:min-width="19.825cm"/>
    </style:style>
    <style:style style:name="gr23" style:family="graphic" style:parent-style-name="CodeBox">
      <style:graphic-properties fo:min-height="0.848cm" fo:min-width="6.609cm"/>
    </style:style>
    <style:style style:name="gr24" style:family="graphic" style:parent-style-name="CodeBox">
      <style:graphic-properties fo:min-height="0.848cm" fo:min-width="7.626cm"/>
    </style:style>
    <style:style style:name="gr25" style:family="graphic" style:parent-style-name="CodeBox">
      <style:graphic-properties fo:min-height="0.848cm" fo:min-width="8.642cm"/>
    </style:style>
    <style:style style:name="gr26" style:family="graphic" style:parent-style-name="CodeBox">
      <style:graphic-properties fo:min-height="3.332cm" fo:min-width="15.5cm"/>
    </style:style>
    <style:style style:name="gr27" style:family="graphic" style:parent-style-name="CodeBox">
      <style:graphic-properties fo:min-height="3.641cm" fo:min-width="15.266cm"/>
    </style:style>
    <style:style style:name="gr28" style:family="graphic" style:parent-style-name="CodeBox">
      <style:graphic-properties fo:min-height="3.641cm" fo:min-width="15.834cm"/>
    </style:style>
    <style:style style:name="gr29" style:family="graphic" style:parent-style-name="CodeBox">
      <style:graphic-properties fo:min-height="3.641cm" fo:min-width="16.266cm"/>
    </style:style>
    <style:style style:name="gr30" style:family="graphic" style:parent-style-name="CodeBox">
      <style:graphic-properties fo:min-height="0.549cm" fo:min-width="4.5cm"/>
    </style:style>
    <style:style style:name="gr31" style:family="graphic" style:parent-style-name="CodeBox">
      <style:graphic-properties fo:min-height="4.572cm" fo:min-width="16.266cm"/>
    </style:style>
    <style:style style:name="gr32" style:family="graphic" style:parent-style-name="standard">
      <style:graphic-properties draw:stroke="none" draw:fill="none" draw:fill-color="#ffffff" draw:textarea-horizontal-align="justify" draw:textarea-vertical-align="top" draw:auto-grow-height="true" fo:min-height="1.24cm" fo:padding-top="0.13cm" fo:padding-bottom="0.13cm" fo:padding-left="0.25cm" fo:padding-right="0.25cm" fo:wrap-option="wrap" draw:shadow="hidden"/>
    </style:style>
    <style:style style:name="gr33" style:family="graphic" style:parent-style-name="CodeBox">
      <style:graphic-properties fo:min-height="4.572cm" fo:min-width="16.766cm"/>
    </style:style>
    <style:style style:name="gr34"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5" style:family="graphic" style:parent-style-name="CodeBox">
      <style:graphic-properties fo:min-height="4.572cm" fo:min-width="18.274cm"/>
    </style:style>
    <style:style style:name="gr36" style:family="graphic" style:parent-style-name="CodeBox">
      <style:graphic-properties fo:min-height="3.75cm" fo:min-width="20.333cm"/>
    </style:style>
    <style:style style:name="gr37" style:family="graphic" style:parent-style-name="CodeBox">
      <style:graphic-properties fo:min-height="3.641cm" fo:min-width="9.195cm"/>
    </style:style>
    <style:style style:name="gr38" style:family="graphic" style:parent-style-name="CodeBox">
      <style:graphic-properties fo:min-height="5.727cm" fo:min-width="9.2cm"/>
    </style:style>
    <style:style style:name="gr39"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40" style:family="graphic" style:parent-style-name="CodeBox">
      <style:graphic-properties fo:min-height="2.71cm" fo:min-width="15.758cm"/>
    </style:style>
    <style:style style:name="gr41" style:family="graphic" style:parent-style-name="CodeBox">
      <style:graphic-properties fo:min-height="1.779cm" fo:min-width="15.758cm"/>
    </style:style>
    <style:style style:name="gr42" style:family="graphic" style:parent-style-name="CodeBox">
      <style:graphic-properties fo:min-height="1.779cm" fo:min-width="22.366cm"/>
    </style:style>
    <style:style style:name="gr43" style:family="graphic" style:parent-style-name="CodeBox">
      <style:graphic-properties fo:min-height="0.75cm" fo:min-width="15.758cm"/>
    </style:style>
    <style:style style:name="gr44" style:family="graphic" style:parent-style-name="CodeBox">
      <style:graphic-properties fo:min-height="1.779cm" fo:min-width="20.333cm"/>
    </style:style>
    <style:style style:name="gr45"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46" style:family="graphic" style:parent-style-name="CodeBox">
      <style:graphic-properties fo:min-height="1.25cm" fo:min-width="16.766cm"/>
    </style:style>
    <style:style style:name="gr47" style:family="graphic" style:parent-style-name="CodeBox">
      <style:graphic-properties fo:min-height="2.25cm" fo:min-width="16.766cm"/>
    </style:style>
    <style:style style:name="gr48" style:family="graphic" style:parent-style-name="standard">
      <style:graphic-properties svg:stroke-color="#ff0000" draw:textarea-horizontal-align="center" draw:textarea-vertical-align="middle"/>
    </style:style>
    <style:style style:name="gr49" style:family="graphic" style:parent-style-name="CodeBox">
      <style:graphic-properties fo:min-height="4.572cm" fo:min-width="21.858cm"/>
    </style:style>
    <style:style style:name="gr50"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51" style:family="graphic" style:parent-style-name="CodeBox">
      <style:graphic-properties fo:min-height="3.55cm" fo:min-width="11.441cm"/>
    </style:style>
    <style:style style:name="gr52" style:family="graphic" style:parent-style-name="CodeBox">
      <style:graphic-properties fo:min-height="4.593cm" fo:min-width="8.941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36pt" style:font-size-asian="36pt" style:font-size-complex="36pt"/>
    </style:style>
    <style:style style:name="P2" style:family="paragraph">
      <style:paragraph-properties fo:text-align="start"/>
    </style:style>
    <style:style style:name="P3" style:family="paragraph">
      <style:text-properties fo:font-size="24pt" style:font-size-asian="18pt" style:font-size-complex="18pt"/>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fo:font-size="24pt"/>
    </style:style>
    <style:style style:name="P6" style:family="paragraph">
      <style:paragraph-properties style:writing-mode="lr-tb" style:font-independent-line-spacing="true"/>
    </style:style>
    <style:style style:name="P7" style:family="paragraph">
      <style:text-properties fo:font-size="20pt"/>
    </style:style>
    <style:style style:name="P8" style:family="paragraph">
      <style:paragraph-properties fo:text-align="center"/>
    </style:style>
    <style:style style:name="P9" style:family="paragraph">
      <style:text-properties fo:font-size="24pt" fo:font-style="italic" style:font-size-asian="18pt" style:font-style-asian="italic" style:font-size-complex="18pt" style:font-style-complex="italic"/>
    </style:style>
    <style:style style:name="P10" style:family="paragraph">
      <style:text-properties fo:font-size="22pt" style:font-size-asian="18pt" style:font-size-complex="18pt"/>
    </style:style>
    <style:style style:name="P11" style:family="paragraph">
      <style:text-properties fo:font-size="22pt" style:font-size-asian="22pt" style:font-size-complex="22pt"/>
    </style:style>
    <style:style style:name="P12" style:family="paragraph">
      <style:paragraph-properties fo:margin-left="0cm" fo:margin-right="0cm" fo:line-height="100%" fo:text-indent="0cm"/>
      <style:text-properties fo:font-size="32pt" style:font-size-asian="32pt" style:font-size-complex="32pt"/>
    </style:style>
    <style:style style:name="P13"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4"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5" style:family="paragraph">
      <style:text-properties fo:font-size="20pt" style:font-size-asian="20pt" style:font-size-complex="20pt"/>
    </style:style>
    <style:style style:name="T1" style:family="text">
      <style:text-properties fo:font-size="36pt" style:font-size-asian="36pt" style:font-size-complex="36pt"/>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ize="24pt" style:font-size-asian="18pt" style:font-size-complex="18pt"/>
    </style:style>
    <style:style style:name="T4" style:family="text">
      <style:text-properties fo:color="#00cc00" fo:font-family="Wingdings" style:font-pitch="variable" style:font-charset="x-symbol" fo:font-size="72pt" fo:language="en" fo:country="US" fo:text-shadow="1pt 1pt" style:font-size-asian="72pt" style:font-size-complex="72pt"/>
    </style:style>
    <style:style style:name="T5" style:family="text">
      <style:text-properties fo:color="#ff3300" fo:font-family="Wingdings" style:font-pitch="variable" style:font-charset="x-symbol" fo:font-size="60pt" fo:language="en" fo:country="US" fo:text-shadow="1pt 1pt" style:font-size-asian="60pt" style:font-size-complex="60pt"/>
    </style:style>
    <style:style style:name="T6" style:family="text">
      <style:text-properties fo:color="#ffffff" fo:font-family="'Arial Narrow'" style:font-family-generic="swiss" style:font-pitch="variable" fo:font-size="18pt" fo:language="en" fo:country="GB" fo:text-shadow="1pt 1pt" style:font-size-asian="18pt" style:font-size-complex="18pt"/>
    </style:style>
    <style:style style:name="T7" style:family="text">
      <style:text-properties fo:font-size="24pt" fo:font-style="italic" style:font-size-asian="18pt" style:font-style-asian="italic" style:font-size-complex="18pt" style:font-style-complex="italic"/>
    </style:style>
    <style:style style:name="T8" style:family="text">
      <style:text-properties fo:font-size="22pt" style:font-size-asian="18pt" style:font-size-complex="18pt"/>
    </style:style>
    <style:style style:name="T9" style:family="text">
      <style:text-properties fo:font-size="22pt" style:font-size-asian="22pt" style:font-size-complex="22pt"/>
    </style:style>
    <style:style style:name="T10" style:family="text">
      <style:text-properties fo:color="#ffffff" fo:font-family="'Arial Narrow'" style:font-family-generic="swiss" style:font-pitch="variable" fo:language="en" fo:country="GB" fo:text-shadow="1pt 1pt"/>
    </style:style>
    <style:style style:name="T11" style:family="text">
      <style:text-properties fo:color="#ffffff" fo:font-family="'Arial Narrow'" style:font-family-generic="swiss" style:font-pitch="variable" fo:font-size="28pt" fo:language="en" fo:country="GB" fo:text-shadow="1pt 1pt" style:font-size-asian="28pt" style:font-size-complex="28pt"/>
    </style:style>
    <style:style style:name="T12" style:family="text">
      <style:text-properties fo:color="#ffffff" fo:font-family="'Arial Narrow'" style:font-family-generic="swiss" style:font-pitch="variable" fo:font-size="28pt" fo:language="en" fo:country="GB" fo:font-style="italic" fo:text-shadow="1pt 1pt" style:text-underline-style="solid" style:text-underline-width="auto" style:text-underline-color="font-color"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Functions, Operators, and Data Structures</text:span></text:p>
          </draw:text-box>
        </draw:frame>
        <draw:frame presentation:style-name="pr2" draw:layer="layout" svg:width="25.199cm" svg:height="17cm" svg:x="1.4cm" svg:y="3cm" presentation:class="outline">
          <draw:text-box>
            <text:list text:style-name="L2">
              <text:list-item>
                <text:p>overloading</text:p>
              </text:list-item>
              <text:list-item>
                <text:p>default arguments</text:p>
              </text:list-item>
              <text:list-item>
                <text:p>function templates</text:p>
              </text:list-item>
              <text:list-item>
                <text:p>references</text:p>
              </text:list-item>
              <text:list-item>
                <text:p>passing arguments</text:p>
              </text:list-item>
              <text:list-item>
                <text:p>operator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2">overload</text:span> each other</text:p>
              </text:list-item>
              <text:list-item>
                <text:p>function parameters must differ somehow</text:p>
              </text:list-item>
              <text:list-item>
                <text:p>a difference in return type alone is not sufficient</text:p>
              </text:list-item>
            </text:list>
          </draw:text-box>
        </draw:frame>
        <draw:custom-shape draw:style-name="gr2" draw:text-style-name="P3" draw:layer="layout" svg:width="18.291cm" svg:height="3cm" svg:x="4.5cm" svg:y="10.5cm">
          <text:p><text:span text:style-name="T3">int <text:s text:c="3"/>min(int <text:s text:c="3"/>lhs, int <text:s text:c="3"/>rhs);</text:span></text:p>
          <text:p><text:span text:style-name="T3">long <text:s text:c="2"/>min(long <text:s text:c="2"/>lhs, long <text:s text:c="2"/>rhs);</text:span></text:p>
          <text:p><text:span text:style-name="T3">double min(double lhs, double rhs);</text:span></text:p>
          <draw:enhanced-geometry svg:viewBox="0 0 21600 21600" draw:type="rectangle" draw:enhanced-path="M 0 0 L 21600 0 21600 21600 0 21600 0 0 Z N"/>
        </draw:custom-shape>
        <draw:custom-shape draw:style-name="gr2" draw:text-style-name="P3" draw:layer="layout" svg:width="18.291cm" svg:height="3cm" svg:x="4.5cm" svg:y="14.6cm">
          <text:p><text:span text:style-name="T3">int <text:s text:c="3"/>random();</text:span></text:p>
          <text:p><text:span text:style-name="T3">long <text:s text:c="2"/>random();</text:span></text:p>
          <text:p><text:span text:style-name="T3">double random();</text:span></text:p>
          <draw:enhanced-geometry svg:viewBox="0 0 21600 21600" draw:type="rectangle" draw:enhanced-path="M 0 0 L 21600 0 21600 21600 0 21600 0 0 Z N"/>
        </draw:custom-shape>
        <draw:custom-shape draw:style-name="gr3" draw:text-style-name="P5" draw:layer="layout" svg:width="3.202cm" svg:height="3.72cm" svg:x="23.356cm" svg:y="10.5cm">
          <text:p text:style-name="P4"><text:span text:style-name="T4"></text:span></text:p>
          <draw:enhanced-geometry svg:viewBox="0 0 21600 21600" draw:type="rectangle" draw:enhanced-path="M 0 0 L 21600 0 21600 21600 0 21600 0 0 Z N"/>
        </draw:custom-shape>
        <draw:custom-shape draw:style-name="gr4" draw:text-style-name="P5" draw:layer="layout" svg:width="2.016cm" svg:height="2.787cm" svg:x="13.341cm" svg:y="14.339cm">
          <text:p text:style-name="P4"><text:span text:style-name="T5"></text:span></text:p>
          <draw:enhanced-geometry svg:viewBox="0 0 21600 21600" draw:type="rectangle" draw:enhanced-path="M 0 0 L 21600 0 21600 21600 0 21600 0 0 Z N"/>
        </draw:custom-shape>
        <draw:custom-shape draw:style-name="gr5" draw:text-style-name="P5" draw:layer="layout" svg:width="8.242cm" svg:height="1.173cm" svg:x="18.667cm" svg:y="18.759cm">
          <text:p text:style-name="P4"><text:span text:style-name="T6">overloading != overriding</text:span></text:p>
          <draw:enhanced-geometry svg:viewBox="0 0 21600 21600" draw:type="mso-spt202" draw:enhanced-path="M 0 0 L 21600 0 21600 21600 0 21600 0 0 Z N"/>
        </draw:custom-shape>
        <draw:custom-shape draw:style-name="gr6" draw:text-style-name="P6"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the compiler resolves a call to the overload with the best argument-parameter match</text:p>
              </text:list-item>
              <text:list-item>
                <text:p>resolution must be unambiguous</text:p>
              </text:list-item>
            </text:list>
          </draw:text-box>
        </draw:frame>
        <draw:custom-shape draw:style-name="gr2" draw:text-style-name="P3" draw:layer="layout" svg:width="18.291cm" svg:height="3cm" svg:x="5.3cm" svg:y="9.3cm">
          <text:p><text:span text:style-name="T3">int <text:s text:c="3"/>min(int <text:s text:c="3"/>lhs, int <text:s text:c="3"/>rhs);</text:span></text:p>
          <text:p><text:span text:style-name="T3">long <text:s text:c="2"/>min(long <text:s text:c="2"/>lhs, long <text:s text:c="2"/>rhs);</text:span></text:p>
          <text:p><text:span text:style-name="T3">double min(double lhs, double rhs);</text:span></text:p>
          <draw:enhanced-geometry svg:viewBox="0 0 21600 21600" draw:type="rectangle" draw:enhanced-path="M 0 0 L 21600 0 21600 21600 0 21600 0 0 Z N"/>
        </draw:custom-shape>
        <draw:custom-shape draw:style-name="gr7" draw:text-style-name="P3" draw:layer="layout" svg:width="18.291cm" svg:height="2.029cm" svg:x="5.3cm" svg:y="13.4cm">
          <text:p><text:span text:style-name="T3">min(2.0, 4.0)</text:span></text:p>
          <text:p><text:span text:style-name="T3">min(2, 4)</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3cm" svg:height="3.72cm" svg:x="12.6cm" svg:y="12.7cm">
          <text:p text:style-name="P4"><text:span text:style-name="T4"></text:span></text:p>
          <draw:enhanced-geometry svg:viewBox="0 0 21600 21600" draw:type="rectangle" draw:enhanced-path="M 0 0 L 21600 0 21600 21600 0 21600 0 0 Z N"/>
        </draw:custom-shape>
        <draw:custom-shape draw:style-name="gr8" draw:text-style-name="P3" draw:layer="layout" svg:width="18.291cm" svg:height="2.029cm" svg:x="5.301cm" svg:y="16.501cm">
          <text:p><text:span text:style-name="T3">min(2, 4.0)</text:span></text:p>
          <text:p><text:span text:style-name="T3">min(2.0, 4)</text:span></text:p>
          <draw:enhanced-geometry svg:viewBox="0 0 21600 21600" draw:type="rectangle" draw:enhanced-path="M 0 0 L 21600 0 21600 21600 0 21600 0 0 Z N"/>
        </draw:custom-shape>
        <draw:custom-shape draw:style-name="gr4" draw:text-style-name="P5" draw:layer="layout" svg:width="2.016cm" svg:height="2.787cm" svg:x="12.741cm" svg:y="15.939cm">
          <text:p text:style-name="P4"><text:span text:style-name="T5"></text:span></text:p>
          <draw:enhanced-geometry svg:viewBox="0 0 21600 21600" draw:type="rectangle" draw:enhanced-path="M 0 0 L 21600 0 21600 21600 0 21600 0 0 Z N"/>
        </draw:custom-shape>
        <draw:line draw:style-name="gr9" draw:text-style-name="P8" draw:layer="layout" svg:x1="5.3cm" svg:y1="13.9cm" svg:x2="4.3cm" svg:y2="13.9cm">
          <text:p/>
        </draw:line>
        <draw:line draw:style-name="gr9" draw:text-style-name="P8" draw:layer="layout" svg:x1="4.3cm" svg:y1="13.8cm" svg:x2="4.3cm" svg:y2="11.8cm">
          <text:p/>
        </draw:line>
        <draw:line draw:style-name="gr10" draw:text-style-name="P8" draw:layer="layout" svg:x1="4.4cm" svg:y1="11.8cm" svg:x2="5.4cm" svg:y2="11.8cm">
          <text:p/>
        </draw:line>
        <draw:line draw:style-name="gr9" draw:text-style-name="P8" draw:layer="layout" svg:x1="5.3cm" svg:y1="14.8cm" svg:x2="3.3cm" svg:y2="14.8cm">
          <text:p/>
        </draw:line>
        <draw:line draw:style-name="gr9" draw:text-style-name="P8" draw:layer="layout" svg:x1="3.2cm" svg:y1="14.8cm" svg:x2="3.2cm" svg:y2="9.8cm">
          <text:p/>
        </draw:line>
        <draw:line draw:style-name="gr10" draw:text-style-name="P8" draw:layer="layout" svg:x1="3.3cm" svg:y1="9.8cm" svg:x2="5.3cm" svg:y2="9.8cm">
          <text:p/>
        </draw:lin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11" draw:text-style-name="P3" draw:layer="layout" svg:width="15.3cm" svg:height="4cm" svg:x="3.7cm" svg:y="9.3cm">
          <text:p><text:span text:style-name="T3">void write(int number)</text:span></text:p>
          <text:p><text:span text:style-name="T3">{</text:span></text:p>
          <text:p><text:span text:style-name="T3"><text:s text:c="4"/></text:span><text:span text:style-name="T3">write(number, std::cout);</text:span></text:p>
          <text:p><text:span text:style-name="T3">}</text:span></text:p>
          <draw:enhanced-geometry svg:viewBox="0 0 21600 21600" draw:type="rectangle" draw:enhanced-path="M 0 0 L 21600 0 21600 21600 0 21600 0 0 Z N"/>
        </draw:custom-shape>
        <draw:custom-shape draw:style-name="gr12" draw:text-style-name="P3" draw:layer="layout" svg:width="21.849cm" svg:height="2.18cm" svg:x="3.73cm" svg:y="6.678cm">
          <text:p><text:span text:style-name="T3">void write(int number, std::ostream &amp; to);</text:span></text:p>
          <text:p><text:span text:style-name="T3">void write(int number);</text:span></text:p>
          <draw:enhanced-geometry svg:viewBox="0 0 21600 21600" draw:type="rectangle" draw:enhanced-path="M 0 0 L 21600 0 21600 21600 0 21600 0 0 Z N"/>
        </draw:custom-shape>
        <draw:custom-shape draw:style-name="gr13" draw:text-style-name="P3" draw:layer="layout" svg:width="11.735cm" svg:height="2.029cm" svg:x="3.765cm" svg:y="15cm">
          <text:p><text:span text:style-name="T3">write(42);</text:span></text:p>
          <text:p><text:span text:style-name="T3">write(42, std::cerr);</text:span></text:p>
          <draw:enhanced-geometry svg:viewBox="0 0 21600 21600" draw:type="rectangle" draw:enhanced-path="M 0 0 L 21600 0 21600 21600 0 21600 0 0 Z N"/>
        </draw:custom-shape>
        <draw:line draw:style-name="gr9" draw:text-style-name="P8" draw:layer="layout" svg:x1="3.7cm" svg:y1="15.5cm" svg:x2="2.2cm" svg:y2="15.5cm">
          <text:p/>
        </draw:line>
        <draw:line draw:style-name="gr9" draw:text-style-name="P8" draw:layer="layout" svg:x1="2.1cm" svg:y1="15.5cm" svg:x2="2.1cm" svg:y2="8cm">
          <text:p/>
        </draw:line>
        <draw:line draw:style-name="gr10" draw:text-style-name="P8" draw:layer="layout" svg:x1="2.1cm" svg:y1="9.7cm" svg:x2="3.6cm" svg:y2="9.7cm">
          <text:p/>
        </draw:line>
        <draw:line draw:style-name="gr9" draw:text-style-name="P8" draw:layer="layout" svg:x1="19cm" svg:y1="11.7cm" svg:x2="27cm" svg:y2="11.7cm">
          <text:p/>
        </draw:line>
        <draw:line draw:style-name="gr9" draw:text-style-name="P8" draw:layer="layout" svg:x1="27cm" svg:y1="11.7cm" svg:x2="27cm" svg:y2="7.2cm">
          <text:p/>
        </draw:line>
        <draw:line draw:style-name="gr10" draw:text-style-name="P8" draw:layer="layout" svg:x1="27cm" svg:y1="7.2cm" svg:x2="26cm" svg:y2="7.2cm">
          <text:p/>
        </draw:line>
        <draw:line draw:style-name="gr10" draw:text-style-name="P8" draw:layer="layout" svg:x1="2.1cm" svg:y1="8cm" svg:x2="3.6cm" svg:y2="8cm">
          <text:p/>
        </draw:line>
        <draw:line draw:style-name="gr9" draw:text-style-name="P8" draw:layer="layout" svg:x1="3.8cm" svg:y1="16.5cm" svg:x2="1.3cm" svg:y2="16.5cm">
          <text:p/>
        </draw:line>
        <draw:line draw:style-name="gr9" draw:text-style-name="P8" draw:layer="layout" svg:x1="1.2cm" svg:y1="16.5cm" svg:x2="1.2cm" svg:y2="7cm">
          <text:p/>
        </draw:line>
        <draw:line draw:style-name="gr10" draw:text-style-name="P8" draw:layer="layout" svg:x1="1.3cm" svg:y1="7cm" svg:x2="3.3cm" svg:y2="7cm">
          <text:p/>
        </draw:line>
        <draw:custom-shape draw:style-name="gr3" draw:text-style-name="P5" draw:layer="layout" svg:width="3.3cm" svg:height="3.72cm" svg:x="15.7cm" svg:y="14.3cm">
          <text:p text:style-name="P4"><text:span text:style-name="T4"></text:span></text:p>
          <draw:enhanced-geometry svg:viewBox="0 0 21600 21600" draw:mirror-horizontal="true"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Also an explicit “external” default syntax</text:p>
              </text:list-item>
            </text:list>
          </draw:text-box>
        </draw:frame>
        <draw:custom-shape draw:style-name="gr14" draw:text-style-name="P3" draw:layer="layout" svg:width="21.849cm" svg:height="2.18cm" svg:x="3.332cm" svg:y="5.479cm">
          <text:p><text:span text:style-name="T3">void write(int number, </text:span></text:p>
          <text:p><text:span text:style-name="T3"><text:s text:c="11"/></text:span><text:span text:style-name="T3">std::ostream &amp; to = std::cout);</text:span></text:p>
          <draw:enhanced-geometry svg:viewBox="0 0 21600 21600" draw:type="rectangle" draw:enhanced-path="M 0 0 L 21600 0 21600 21600 0 21600 0 0 Z N"/>
        </draw:custom-shape>
        <draw:custom-shape draw:style-name="gr15" draw:text-style-name="P3" draw:layer="layout" svg:width="6cm" svg:height="1.098cm" svg:x="3.2cm" svg:y="9.3cm">
          <text:p><text:span text:style-name="T3">write(42);</text:span></text:p>
          <draw:enhanced-geometry svg:viewBox="0 0 21600 21600" draw:type="rectangle" draw:enhanced-path="M 0 0 L 21600 0 21600 21600 0 21600 0 0 Z N"/>
        </draw:custom-shape>
        <draw:custom-shape draw:style-name="gr16" draw:text-style-name="P3" draw:layer="layout" svg:width="11.735cm" svg:height="1.098cm" svg:x="3.2cm" svg:y="16.5cm">
          <text:p><text:span text:style-name="T3">write(42, std::cerr);</text:span></text:p>
          <draw:enhanced-geometry svg:viewBox="0 0 21600 21600" draw:type="rectangle" draw:enhanced-path="M 0 0 L 21600 0 21600 21600 0 21600 0 0 Z N"/>
        </draw:custom-shape>
        <draw:custom-shape draw:style-name="gr16" draw:text-style-name="P9" draw:layer="layout" svg:width="11.735cm" svg:height="1.098cm" svg:x="3.2cm" svg:y="12.702cm">
          <text:p><text:span text:style-name="T7">write(42, std::cout);</text:span></text:p>
          <draw:enhanced-geometry svg:viewBox="0 0 21600 21600" draw:type="rectangle" draw:enhanced-path="M 0 0 L 21600 0 21600 21600 0 21600 0 0 Z N"/>
        </draw:custom-shape>
        <draw:custom-shape draw:style-name="gr17" draw:text-style-name="P8"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5" draw:layer="layout" svg:width="7.999cm" svg:height="1.023cm" svg:x="4.683cm" svg:y="11.061cm">
          <text:p text:style-name="P4"><text:span text:style-name="T6">compiler rewrites to...</text:span></text:p>
          <draw:enhanced-geometry svg:viewBox="0 0 21600 21600" draw:type="mso-spt202" draw:enhanced-path="M 0 0 L 21600 0 21600 21600 0 21600 0 0 Z N"/>
        </draw:custom-shape>
        <draw:line draw:style-name="gr9" draw:text-style-name="P8" draw:layer="layout" svg:x1="19.2cm" svg:y1="8.3cm" svg:x2="23.7cm" svg:y2="8.3cm">
          <text:p/>
        </draw:line>
        <draw:line draw:style-name="gr9" draw:text-style-name="P8" draw:layer="layout" svg:x1="21.5cm" svg:y1="8.3cm" svg:x2="21.5cm" svg:y2="10.8cm">
          <text:p/>
        </draw:line>
        <draw:line draw:style-name="gr9" draw:text-style-name="P8" draw:layer="layout" svg:x1="21.5cm" svg:y1="10.8cm" svg:x2="11.5cm" svg:y2="10.8cm">
          <text:p/>
        </draw:line>
        <draw:line draw:style-name="gr10" draw:text-style-name="P8" draw:layer="layout" svg:x1="11.5cm" svg:y1="10.8cm" svg:x2="11.5cm" svg:y2="12.8cm">
          <text:p/>
        </draw:line>
        <draw:custom-shape draw:style-name="gr3" draw:text-style-name="P5" draw:layer="layout" svg:width="3cm" svg:height="3.72cm" svg:x="15.2cm" svg:y="11.4cm">
          <text:p text:style-name="P4"><text:span text:style-name="T4"></text:span></text:p>
          <draw:enhanced-geometry svg:viewBox="0 0 21600 21600" draw:type="rectangle" draw:enhanced-path="M 0 0 L 21600 0 21600 21600 0 21600 0 0 Z N"/>
        </draw:custom-shape>
        <draw:custom-shape draw:style-name="gr3" draw:text-style-name="P5" draw:layer="layout" svg:width="3cm" svg:height="3.72cm" svg:x="15.2cm" svg:y="15cm">
          <text:p text:style-name="P4"><text:span text:style-name="T4"></text:span></text:p>
          <draw:enhanced-geometry svg:viewBox="0 0 21600 21600" draw:type="rectangle" draw:enhanced-path="M 0 0 L 21600 0 21600 21600 0 21600 0 0 Z N"/>
        </draw:custom-shape>
        <draw:line draw:style-name="gr9" draw:text-style-name="P8" draw:layer="layout" svg:x1="18.5cm" svg:y1="4.5cm" svg:x2="18.5cm" svg:y2="5.5cm">
          <text:p/>
        </draw:line>
        <draw:line draw:style-name="gr19" draw:text-style-name="P8" draw:layer="layout" svg:x1="18.5cm" svg:y1="5.5cm" svg:x2="18.5cm" svg:y2="6.5cm">
          <text:p/>
        </draw:line>
        <draw:custom-shape draw:style-name="gr20" draw:text-style-name="P5" draw:layer="layout" svg:width="6.332cm" svg:height="2.547cm" svg:x="20.9cm" svg:y="13.2cm">
          <text:p text:style-name="P4"><text:span text:style-name="T6">the default is written on the declaration, not on the definition</text:span></text:p>
          <draw:enhanced-geometry svg:viewBox="0 0 21600 21600" draw:type="mso-spt202" draw:enhanced-path="M 0 0 L 21600 0 21600 21600 0 21600 0 0 Z N"/>
        </draw:custom-shape>
        <draw:custom-shape draw:style-name="gr6" draw:text-style-name="P6"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9" draw:text-style-name="P8" draw:layer="layout" svg:x1="21.4cm" svg:y1="4.5cm" svg:x2="21.4cm" svg:y2="5.5cm">
          <text:p/>
        </draw:line>
        <draw:line draw:style-name="gr19" draw:text-style-name="P8" draw:layer="layout" svg:x1="21.4cm" svg:y1="5.5cm" svg:x2="21.4cm" svg:y2="6.5cm">
          <text:p/>
        </draw:line>
        <draw:custom-shape draw:style-name="gr21" draw:text-style-name="P5" draw:layer="layout" svg:width="6.332cm" svg:height="2.547cm" svg:x="20.9cm" svg:y="17.153cm">
          <text:p text:style-name="P4"><text:span text:style-name="T6">defaults are written on the rightmost parameters</text:span></text:p>
          <draw:enhanced-geometry svg:viewBox="0 0 21600 21600" draw:type="mso-spt202" draw:enhanced-path="M 0 0 L 21600 0 21600 21600 0 21600 0 0 Z N"/>
        </draw:custom-shape>
        <draw:custom-shape draw:style-name="gr6" draw:text-style-name="P6"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can increase header dependencies</text:p>
              </text:list-item>
              <text:list-item>
                <text:p>can create lifetime asymmetries</text:p>
              </text:list-item>
              <text:list-item>
                <text:p>can be surpising</text:p>
              </text:list-item>
            </text:list>
          </draw:text-box>
        </draw:frame>
        <draw:custom-shape draw:style-name="gr22" draw:text-style-name="P3" draw:layer="layout" svg:width="20.325cm" svg:height="1.098cm" svg:x="3.5cm" svg:y="13.102cm">
          <text:p><text:span text:style-name="T3">coord make_coord(int x = 0, int y = 0);</text:span></text:p>
          <draw:enhanced-geometry svg:viewBox="0 0 21600 21600" draw:type="rectangle" draw:enhanced-path="M 0 0 L 21600 0 21600 21600 0 21600 0 0 Z N"/>
        </draw:custom-shape>
        <draw:custom-shape draw:style-name="gr23" draw:text-style-name="P3" draw:layer="layout" svg:width="8.126cm" svg:height="1.098cm" svg:x="3.592cm" svg:y="9.802cm">
          <text:p><text:span text:style-name="T3">make_coord(42);</text:span></text:p>
          <draw:enhanced-geometry svg:viewBox="0 0 21600 21600" draw:type="rectangle" draw:enhanced-path="M 0 0 L 21600 0 21600 21600 0 21600 0 0 Z N"/>
        </draw:custom-shape>
        <draw:custom-shape draw:style-name="gr23" draw:text-style-name="P3" draw:layer="layout" svg:width="7.109cm" svg:height="1.098cm" svg:x="3.701cm" svg:y="16.402cm">
          <text:p><text:span text:style-name="T3">make_coord();</text:span></text:p>
          <draw:enhanced-geometry svg:viewBox="0 0 21600 21600" draw:type="rectangle" draw:enhanced-path="M 0 0 L 21600 0 21600 21600 0 21600 0 0 Z N"/>
        </draw:custom-shape>
        <draw:custom-shape draw:style-name="gr24" draw:text-style-name="P3" draw:layer="layout" svg:width="9.142cm" svg:height="1.098cm" svg:x="14.692cm" svg:y="9.9cm">
          <text:p><text:span text:style-name="T3">make_coord(42,0);</text:span></text:p>
          <draw:enhanced-geometry svg:viewBox="0 0 21600 21600" draw:type="rectangle" draw:enhanced-path="M 0 0 L 21600 0 21600 21600 0 21600 0 0 Z N"/>
        </draw:custom-shape>
        <draw:custom-shape draw:style-name="gr25" draw:text-style-name="P3" draw:layer="layout" svg:width="9.142cm" svg:height="1.098cm" svg:x="15.158cm" svg:y="16.402cm">
          <text:p><text:span text:style-name="T3">make_coord(0,0);</text:span></text:p>
          <draw:enhanced-geometry svg:viewBox="0 0 21600 21600" draw:type="rectangle" draw:enhanced-path="M 0 0 L 21600 0 21600 21600 0 21600 0 0 Z N"/>
        </draw:custom-shape>
        <draw:custom-shape draw:style-name="gr17" draw:text-style-name="P8" draw:layer="layout" svg:width="2.2cm" svg:height="1.3cm" svg:x="12.3cm" svg:y="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8" draw:layer="layout" svg:width="2.5cm" svg:height="1.3cm" svg:x="12.3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8" draw:layer="layout" svg:x1="22.3cm" svg:y1="14.5cm" svg:x2="22.3cm" svg:y2="16.5cm">
          <text:p/>
        </draw:line>
        <draw:line draw:style-name="gr10" draw:text-style-name="P8" draw:layer="layout" svg:x1="22.3cm" svg:y1="13cm" svg:x2="22.3cm" svg:y2="11cm">
          <text:p/>
        </draw:line>
        <draw:line draw:style-name="gr9" draw:text-style-name="P8" draw:layer="layout" svg:x1="16.7cm" svg:y1="14.5cm" svg:x2="16.7cm" svg:y2="15.5cm">
          <text:p/>
        </draw:line>
        <draw:line draw:style-name="gr9" draw:text-style-name="P8" draw:layer="layout" svg:x1="16.7cm" svg:y1="15.5cm" svg:x2="21.2cm" svg:y2="15.5cm">
          <text:p/>
        </draw:line>
        <draw:line draw:style-name="gr10" draw:text-style-name="P8" draw:layer="layout" svg:x1="21.2cm" svg:y1="15.5cm" svg:x2="21.2cm" svg:y2="16.5cm">
          <text:p/>
        </draw:lin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What about when functions differ in their types but not their definition?</text:p>
              </text:list-item>
            </text:list>
          </draw:text-box>
        </draw:frame>
        <draw:custom-shape draw:style-name="gr26" draw:text-style-name="P10" draw:layer="layout" svg:width="16cm" svg:height="3.582cm" svg:x="5cm" svg:y="6cm">
          <text:p><text:span text:style-name="T8">int min(int lhs, int rhs)</text:span></text:p>
          <text:p><text:span text:style-name="T8">{</text:span></text:p>
          <text:p><text:span text:style-name="T8"><text:s text:c="2"/></text:span><text:span text:style-name="T8">return lhs &lt; rhs ? lhs : rhs; </text:span></text:p>
          <text:p><text:span text:style-name="T8">}</text:span></text:p>
          <draw:enhanced-geometry svg:viewBox="0 0 21600 21600" draw:type="rectangle" draw:enhanced-path="M 0 0 L 21600 0 21600 21600 0 21600 0 0 Z N"/>
        </draw:custom-shape>
        <draw:custom-shape draw:style-name="gr27" draw:text-style-name="P10" draw:layer="layout" svg:width="16.334cm" svg:height="3.891cm" svg:x="5cm" svg:y="10.009cm">
          <text:p><text:span text:style-name="T8">double min(double lhs, double rhs)</text:span></text:p>
          <text:p><text:span text:style-name="T8">{</text:span></text:p>
          <text:p><text:span text:style-name="T8"><text:s text:c="2"/></text:span><text:span text:style-name="T8">return lhs &lt; rhs ? lhs : rhs; </text:span></text:p>
          <text:p><text:span text:style-name="T8">}</text:span></text:p>
          <draw:enhanced-geometry svg:viewBox="0 0 21600 21600" draw:type="rectangle" draw:enhanced-path="M 0 0 L 21600 0 21600 21600 0 21600 0 0 Z N"/>
        </draw:custom-shape>
        <draw:custom-shape draw:style-name="gr28" draw:text-style-name="P10" draw:layer="layout" svg:width="16.334cm" svg:height="3.891cm" svg:x="5cm" svg:y="15.7cm">
          <text:p><text:span text:style-name="T8">?? min(?? lhs, ?? rhs)</text:span></text:p>
          <text:p><text:span text:style-name="T8">{</text:span></text:p>
          <text:p><text:span text:style-name="T8"><text:s text:c="2"/></text:span><text:span text:style-name="T8">return lhs &lt; rhs ? lhs : rhs; </text:span></text:p>
          <text:p><text:span text:style-name="T8">}</text:span></text:p>
          <draw:enhanced-geometry svg:viewBox="0 0 21600 21600" draw:type="rectangle" draw:enhanced-path="M 0 0 L 21600 0 21600 21600 0 21600 0 0 Z N"/>
        </draw:custom-shape>
        <draw:line draw:style-name="gr9" draw:text-style-name="P8" draw:layer="layout" svg:x1="4.9cm" svg:y1="7.8cm" svg:x2="2.4cm" svg:y2="7.8cm">
          <text:p/>
        </draw:line>
        <draw:line draw:style-name="gr9" draw:text-style-name="P8" draw:layer="layout" svg:x1="4.9cm" svg:y1="11.9cm" svg:x2="2.4cm" svg:y2="11.9cm">
          <text:p/>
        </draw:line>
        <draw:line draw:style-name="gr9" draw:text-style-name="P8" draw:layer="layout" svg:x1="2.4cm" svg:y1="7.8cm" svg:x2="2.4cm" svg:y2="17.8cm">
          <text:p/>
        </draw:line>
        <draw:line draw:style-name="gr10" draw:text-style-name="P8" draw:layer="layout" svg:x1="2.4cm" svg:y1="17.8cm" svg:x2="4.9cm" svg:y2="17.8cm">
          <text:p/>
        </draw:lin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29" draw:text-style-name="P3" draw:layer="layout" svg:width="16.766cm" svg:height="4.822cm" svg:x="5.234cm" svg:y="6.678cm">
          <text:p><text:span text:style-name="T3">template&lt;typename T&gt;</text:span></text:p>
          <text:p><text:span text:style-name="T3">T min(T lhs, T rhs)</text:span></text:p>
          <text:p><text:span text:style-name="T3">{</text:span></text:p>
          <text:p><text:span text:style-name="T3"><text:s text:c="2"/></text:span><text:span text:style-name="T3">return lhs &lt; rhs ? lhs : rhs; </text:span></text:p>
          <text:p><text:span text:style-name="T3">}</text:span></text:p>
          <draw:enhanced-geometry svg:viewBox="0 0 21600 21600" draw:type="rectangle" draw:enhanced-path="M 0 0 L 21600 0 21600 21600 0 21600 0 0 Z N"/>
        </draw:custom-shape>
        <draw:custom-shape draw:style-name="gr30" draw:text-style-name="P10" draw:layer="layout" svg:width="5cm" svg:height="1.026cm" svg:x="2.5cm" svg:y="12.3cm">
          <text:p><text:span text:style-name="T8">min(4,2)</text:span></text:p>
          <draw:enhanced-geometry svg:viewBox="0 0 21600 21600" draw:type="rectangle" draw:enhanced-path="M 0 0 L 21600 0 21600 21600 0 21600 0 0 Z N"/>
        </draw:custom-shape>
        <draw:custom-shape draw:style-name="gr31" draw:text-style-name="P3" draw:layer="layout" svg:width="16.766cm" svg:height="4.822cm" svg:x="5cm" svg:y="14.5cm">
          <text:p><text:span text:style-name="T3">typedef int T;</text:span></text:p>
          <text:p><text:span text:style-name="T3">T min(T lhs, T rhs)</text:span></text:p>
          <text:p><text:span text:style-name="T3">{</text:span></text:p>
          <text:p><text:span text:style-name="T3"><text:s text:c="2"/></text:span><text:span text:style-name="T3">return lhs &lt; rhs ? lhs : rhs; </text:span></text:p>
          <text:p><text:span text:style-name="T3">}</text:span></text:p>
          <draw:enhanced-geometry svg:viewBox="0 0 21600 21600" draw:type="rectangle" draw:enhanced-path="M 0 0 L 21600 0 21600 21600 0 21600 0 0 Z N"/>
        </draw:custom-shape>
        <draw:custom-shape draw:style-name="gr32" draw:text-style-name="P5" draw:layer="layout" svg:width="15.032cm" svg:height="1.5cm" svg:x="8.968cm" svg:y="12.2cm">
          <text:p text:style-name="P4"><text:span text:style-name="T6">typeof(4) == typeof(2) == int <text:s text:c="15"/>T == int</text:span></text:p>
          <draw:enhanced-geometry svg:viewBox="0 0 21600 21600" draw:type="mso-spt202" draw:enhanced-path="M 0 0 L 21600 0 21600 21600 0 21600 0 0 Z N"/>
        </draw:custom-shape>
        <draw:custom-shape draw:style-name="gr17" draw:text-style-name="P8"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8" draw:layer="layout" svg:width="2cm" svg:height="3cm" svg:x="16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Template Type Names</text:p>
          </draw:text-box>
        </draw:frame>
        <draw:frame presentation:style-name="pr2" draw:layer="layout" svg:width="25.199cm" svg:height="17cm" svg:x="1.4cm" svg:y="3cm" presentation:class="outline" presentation:user-transformed="true">
          <draw:text-box>
            <text:list text:style-name="L2">
              <text:list-item>
                <text:p>Some C++ programmers express the template type's requirements in its name</text:p>
              </text:list-item>
            </text:list>
          </draw:text-box>
        </draw:frame>
        <draw:custom-shape draw:style-name="gr33" draw:text-style-name="P3" draw:layer="layout" svg:width="17.266cm" svg:height="4.822cm" svg:x="4.9cm" svg:y="6.578cm">
          <text:p><text:span text:style-name="T3">template&lt;typename T&gt;</text:span></text:p>
          <text:p><text:span text:style-name="T3">T min(T lhs, T rhs)</text:span></text:p>
          <text:p><text:span text:style-name="T3">{</text:span></text:p>
          <text:p><text:span text:style-name="T3"><text:s text:c="2"/></text:span><text:span text:style-name="T3">return lhs &lt; rhs ? lhs : rhs; </text:span></text:p>
          <text:p><text:span text:style-name="T3">}</text:span></text:p>
          <draw:enhanced-geometry svg:viewBox="0 0 21600 21600" draw:type="rectangle" draw:enhanced-path="M 0 0 L 21600 0 21600 21600 0 21600 0 0 Z N"/>
        </draw:custom-shape>
        <draw:custom-shape draw:style-name="gr33" draw:text-style-name="P3" draw:layer="layout" svg:width="23.883cm" svg:height="4.822cm" svg:x="2.768cm" svg:y="13.578cm">
          <text:p><text:span text:style-name="T3">template&lt;typename comparable&gt;</text:span></text:p>
          <text:p><text:span text:style-name="T3">comparable min(comparable lhs, comparable rhs)</text:span></text:p>
          <text:p><text:span text:style-name="T3">{</text:span></text:p>
          <text:p><text:span text:style-name="T3"><text:s text:c="2"/></text:span><text:span text:style-name="T3">return lhs &lt; rhs ? lhs : rhs; </text:span></text:p>
          <text:p><text:span text:style-name="T3">}</text:span></text:p>
          <draw:enhanced-geometry svg:viewBox="0 0 21600 21600" draw:type="rectangle" draw:enhanced-path="M 0 0 L 21600 0 21600 21600 0 21600 0 0 Z N"/>
        </draw:custom-shape>
        <draw:custom-shape draw:style-name="gr17" draw:text-style-name="P8"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5" draw:layer="layout" svg:width="4.532cm" svg:height="1.5cm" svg:x="8.968cm" svg:y="11.9cm">
          <text:p text:style-name="P4"><text:span text:style-name="T6">s/T/comparable/</text:span></text:p>
          <draw:enhanced-geometry svg:viewBox="0 0 21600 21600" draw:type="mso-spt202" draw:enhanced-path="M 0 0 L 21600 0 21600 21600 0 21600 0 0 Z N"/>
        </draw:custom-shape>
        <draw:custom-shape draw:style-name="gr34" draw:text-style-name="P6" draw:layer="layout" svg:width="1.543cm" svg:height="1.324cm" svg:x="11.157cm" svg:y="9.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35" draw:text-style-name="P3" draw:layer="layout" svg:width="20.833cm" svg:height="9.477cm" svg:x="3.667cm" svg:y="6.5cm">
          <text:p><text:span text:style-name="T3">template&lt;typename input_iterator, </text:span></text:p>
          <text:p><text:span text:style-name="T3"><text:s text:c="9"/></text:span><text:span text:style-name="T3">typename function&gt;</text:span></text:p>
          <text:p><text:span text:style-name="T3">function for_each(input_iterator begin, </text:span></text:p>
          <text:p><text:span text:style-name="T3"><text:s text:c="18"/></text:span><text:span text:style-name="T3">input_iterator end,</text:span></text:p>
          <text:p><text:span text:style-name="T3"><text:s text:c="18"/></text:span><text:span text:style-name="T3">function f)</text:span></text:p>
          <text:p><text:span text:style-name="T3">{</text:span></text:p>
          <text:p><text:span text:style-name="T3"><text:s text:c="4"/></text:span><text:span text:style-name="T3">for (; begin != end; ++begin)</text:span></text:p>
          <text:p><text:span text:style-name="T3"><text:s text:c="8"/></text:span><text:span text:style-name="T3">f(*begin);</text:span></text:p>
          <text:p><text:span text:style-name="T3"><text:s text:c="2"/></text:span><text:span text:style-name="T3">return f;</text:span></text:p>
          <text:p><text:span text:style-name="T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hard to understand!</text:p>
              </text:list-item>
            </text:list>
          </draw:text-box>
        </draw:frame>
        <draw:custom-shape draw:style-name="gr36" draw:text-style-name="P3" draw:layer="layout" svg:width="20.833cm" svg:height="4cm" svg:x="3.5cm" svg:y="5cm">
          <text:p><text:span text:style-name="T3">void eh()</text:span></text:p>
          <text:p><text:span text:style-name="T3">{ <text:s/>...</text:span></text:p>
          <text:p><text:span text:style-name="T3"><text:s text:c="3"/></text:span><text:span text:style-name="T3">std::for_each(begin, end, s());</text:span></text:p>
          <text:p><text:span text:style-name="T3">}</text:span></text:p>
          <draw:enhanced-geometry svg:viewBox="0 0 21600 21600" draw:type="rectangle" draw:enhanced-path="M 0 0 L 21600 0 21600 21600 0 21600 0 0 Z N"/>
        </draw:custom-shape>
        <draw:custom-shape draw:style-name="gr36" draw:text-style-name="P11" draw:layer="layout" svg:width="26.114cm" svg:height="7.842cm" svg:x="1cm" svg:y="11cm">
          <text:p><text:span text:style-name="T9">In file included from /usr/include/c++/4.4/algorithm:62</text:span></text:p>
          <text:p><text:span text:style-name="T9">...</text:span></text:p>
          <text:p><text:span text:style-name="T9">/usr/include/c++/4.4/bits/stl_algo.h: In function</text:span></text:p>
          <text:p><text:span text:style-name="T9"><text:s text:c="2"/></text:span><text:span text:style-name="T9">'_Funct std::for_each(_IIter, IIter, _Funct)</text:span></text:p>
          <text:p><text:span text:style-name="T9"><text:s text:c="2"/></text:span><text:span text:style-name="T9">[with __Iter = int*, _Funct = s]'</text:span></text:p>
          <text:p><text:span text:style-name="T9">...</text:span></text:p>
          <text:p><text:span text:style-name="T9">instantiated from here</text:span></text:p>
          <text:p><text:span text:style-name="T9">/usr/include/c++/4.4/bits/stl_algo.h:4200:</text:span></text:p>
          <text:p><text:span text:style-name="T9"><text:s text:c="2"/></text:span><text:span text:style-name="T9">error: no match for call to '(s) (int&amp;)' </text:span></text:p>
          <draw:enhanced-geometry svg:viewBox="0 0 21600 21600" draw:type="rectangle" draw:enhanced-path="M 0 0 L 21600 0 21600 21600 0 21600 0 0 Z N"/>
        </draw:custom-shape>
        <draw:custom-shape draw:style-name="gr17" draw:text-style-name="P8"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underneath really pass by non-null pointer</text:p>
              </text:list-item>
            </text:list>
          </draw:text-box>
        </draw:frame>
        <draw:custom-shape draw:style-name="gr37" draw:text-style-name="P3" draw:layer="layout" svg:width="9.695cm" svg:height="3.891cm" svg:x="2.805cm" svg:y="15cm">
          <text:p><text:span text:style-name="T3">void f(int value)</text:span></text:p>
          <text:p><text:span text:style-name="T3">{</text:span></text:p>
          <text:p><text:span text:style-name="T3"><text:s text:c="4"/></text:span><text:span text:style-name="T3">value++;</text:span></text:p>
          <text:p><text:span text:style-name="T3">}</text:span></text:p>
          <draw:enhanced-geometry svg:viewBox="0 0 21600 21600" draw:type="rectangle" draw:enhanced-path="M 0 0 L 21600 0 21600 21600 0 21600 0 0 Z N"/>
        </draw:custom-shape>
        <draw:custom-shape draw:style-name="gr38" draw:text-style-name="P3" draw:layer="layout" svg:width="9.7cm" svg:height="5.977cm" svg:x="8.3cm" svg:y="6.5cm">
          <text:p><text:span text:style-name="T3">int main()</text:span></text:p>
          <text:p><text:span text:style-name="T3">{</text:span></text:p>
          <text:p><text:span text:style-name="T3"><text:s text:c="4"/></text:span><text:span text:style-name="T3">int x = 42;</text:span></text:p>
          <text:p><text:span text:style-name="T3"><text:s text:c="4"/></text:span><text:span text:style-name="T3">f(x);</text:span></text:p>
          <text:p><text:span text:style-name="T3"><text:s text:c="4"/></text:span><text:span text:style-name="T3">// what is x?</text:span></text:p>
          <text:p><text:span text:style-name="T3">}</text:span></text:p>
          <draw:enhanced-geometry svg:viewBox="0 0 21600 21600" draw:type="rectangle" draw:enhanced-path="M 0 0 L 21600 0 21600 21600 0 21600 0 0 Z N"/>
        </draw:custom-shape>
        <draw:custom-shape draw:style-name="gr37" draw:text-style-name="P3" draw:layer="layout" svg:width="10.159cm" svg:height="3.891cm" svg:x="14.441cm" svg:y="15cm">
          <text:p><text:span text:style-name="T3">void f(int &amp; value)</text:span></text:p>
          <text:p><text:span text:style-name="T3">{</text:span></text:p>
          <text:p><text:span text:style-name="T3"><text:s text:c="4"/></text:span><text:span text:style-name="T3">value++;</text:span></text:p>
          <text:p><text:span text:style-name="T3">}</text:span></text:p>
          <draw:enhanced-geometry svg:viewBox="0 0 21600 21600" draw:type="rectangle" draw:enhanced-path="M 0 0 L 21600 0 21600 21600 0 21600 0 0 Z N"/>
        </draw:custom-shape>
        <draw:line draw:style-name="gr9" draw:text-style-name="P8" draw:layer="layout" svg:x1="18.1cm" svg:y1="10.5cm" svg:x2="20.6cm" svg:y2="10.5cm">
          <text:p/>
        </draw:line>
        <draw:line draw:style-name="gr10" draw:text-style-name="P8" draw:layer="layout" svg:x1="20.6cm" svg:y1="10.5cm" svg:x2="20.6cm" svg:y2="14.5cm">
          <text:p/>
        </draw:line>
        <draw:line draw:style-name="gr9" draw:text-style-name="P8" draw:layer="layout" svg:x1="8.3cm" svg:y1="10.5cm" svg:x2="5.8cm" svg:y2="10.5cm">
          <text:p/>
        </draw:line>
        <draw:line draw:style-name="gr10" draw:text-style-name="P8" draw:layer="layout" svg:x1="5.8cm" svg:y1="10.5cm" svg:x2="5.8cm" svg:y2="14.5cm">
          <text:p/>
        </draw:line>
        <draw:custom-shape draw:style-name="gr39" draw:text-style-name="P13" draw:layer="layout" svg:width="4.376cm" svg:height="2.969cm" svg:x="21.124cm" svg:y="11.798cm">
          <text:p text:style-name="P12"><text:span text:style-name="T10">x == 43</text:span></text:p>
          <draw:enhanced-geometry svg:viewBox="0 0 21600 21600" draw:type="mso-spt202" draw:enhanced-path="M 0 0 L 21600 0 21600 21600 0 21600 0 0 Z N"/>
        </draw:custom-shape>
        <draw:custom-shape draw:style-name="gr39" draw:text-style-name="P13" draw:layer="layout" svg:width="4.376cm" svg:height="2.969cm" svg:x="1.952cm" svg:y="11.861cm">
          <text:p text:style-name="P12"><text:span text:style-name="T10">x == 42</text:span></text:p>
          <draw:enhanced-geometry svg:viewBox="0 0 21600 21600" draw:type="mso-spt202" draw:enhanced-path="M 0 0 L 21600 0 21600 21600 0 21600 0 0 Z N"/>
        </draw:custom-shape>
        <draw:custom-shape draw:style-name="gr32" draw:text-style-name="P5" draw:layer="layout" svg:width="4.532cm" svg:height="1.785cm" svg:x="1.168cm" svg:y="7.887cm">
          <text:p text:style-name="P4"><text:span text:style-name="T6">Note this is not</text:span></text:p>
          <text:p text:style-name="P4"><text:span text:style-name="T6">f(&amp;x);</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7"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Parameter Passing</text:p>
          </draw:text-box>
        </draw:frame>
        <draw:frame presentation:style-name="pr2" draw:layer="layout" svg:width="25.199cm" svg:height="17cm" svg:x="1.4cm" svg:y="3cm" presentation:class="outline">
          <draw:text-box>
            <text:list text:style-name="L2">
              <text:list-item>
                <text:p>by const &amp; to mimic pass by copy for non-primitive types is a common idiom</text:p>
              </text:list-item>
              <text:list-item>
                <text:p>by non-const &amp; when the function modifies the argument</text:p>
              </text:list-item>
              <text:list-item>
                <text:p>by copy when the argument is a primitive type (eg int, bool, enum)</text:p>
              </text:list-item>
              <text:list-item>
                <text:p>by pointer to indicate lifetime considerations</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Originally added to C++ to support operator overloading</text:p>
              </text:list-item>
            </text:list>
          </draw:text-box>
        </draw:frame>
        <draw:custom-shape draw:style-name="gr40" draw:text-style-name="P3" draw:layer="layout" svg:width="16.258cm" svg:height="2.96cm" svg:x="4.051cm" svg:y="6.256cm">
          <text:p><text:span text:style-name="T3">int deadline, today;</text:span></text:p>
          <text:p><text:span text:style-name="T3">...</text:span></text:p>
          <text:p><text:span text:style-name="T3">if (deadline == today)...</text:span></text:p>
          <draw:enhanced-geometry svg:viewBox="0 0 21600 21600" draw:type="rectangle" draw:enhanced-path="M 0 0 L 21600 0 21600 21600 0 21600 0 0 Z N"/>
        </draw:custom-shape>
        <draw:custom-shape draw:style-name="gr41" draw:text-style-name="P3" draw:layer="layout" svg:width="16.258cm" svg:height="2.029cm" svg:x="4.042cm" svg:y="15.38cm">
          <text:p><text:span text:style-name="T3">date deadline, today;</text:span></text:p>
          <text:p><text:span text:style-name="T3">if (&amp;deadline == &amp;today)...</text:span></text:p>
          <draw:enhanced-geometry svg:viewBox="0 0 21600 21600" draw:type="rectangle" draw:enhanced-path="M 0 0 L 21600 0 21600 21600 0 21600 0 0 Z N"/>
        </draw:custom-shape>
        <draw:custom-shape draw:style-name="gr42" draw:text-style-name="P3" draw:layer="layout" svg:width="22.866cm" svg:height="2.029cm" svg:x="1.911cm" svg:y="11.749cm">
          <text:p><text:span text:style-name="T3">struct date { ... };</text:span></text:p>
          <text:p><text:span text:style-name="T3">bool operator==(const date *, const date *);</text:span></text:p>
          <draw:enhanced-geometry svg:viewBox="0 0 21600 21600" draw:type="rectangle" draw:enhanced-path="M 0 0 L 21600 0 21600 21600 0 21600 0 0 Z N"/>
        </draw:custom-shape>
        <draw:custom-shape draw:style-name="gr3" draw:text-style-name="P5" draw:layer="layout" svg:width="3.5cm" svg:height="3.72cm" svg:x="20.5cm" svg:y="5.88cm">
          <text:p text:style-name="P4"><text:span text:style-name="T4"></text:span></text:p>
          <draw:enhanced-geometry svg:viewBox="0 0 21600 21600" draw:type="rectangle" draw:enhanced-path="M 0 0 L 21600 0 21600 21600 0 21600 0 0 Z N"/>
        </draw:custom-shape>
        <draw:custom-shape draw:style-name="gr5" draw:text-style-name="P5" draw:layer="layout" svg:width="8.242cm" svg:height="1.173cm" svg:x="15.3cm" svg:y="18.327cm">
          <text:p text:style-name="P4"><text:span text:style-name="T6">non idiomatic</text:span></text:p>
          <draw:enhanced-geometry svg:viewBox="0 0 21600 21600" draw:type="mso-spt202" draw:enhanced-path="M 0 0 L 21600 0 21600 21600 0 21600 0 0 Z N"/>
        </draw:custom-shape>
        <draw:line draw:style-name="gr9" draw:text-style-name="P8" draw:layer="layout" svg:x1="14.8cm" svg:y1="19cm" svg:x2="6.5cm" svg:y2="19cm">
          <text:p/>
        </draw:line>
        <draw:line draw:style-name="gr10" draw:text-style-name="P8" draw:layer="layout" svg:x1="13.2cm" svg:y1="19cm" svg:x2="13.2cm" svg:y2="17.5cm">
          <text:p/>
        </draw:line>
        <draw:line draw:style-name="gr10" draw:text-style-name="P8" draw:layer="layout" svg:x1="6.515cm" svg:y1="19cm" svg:x2="6.515cm" svg:y2="17.5cm">
          <text:p/>
        </draw:line>
        <draw:line draw:style-name="gr10" draw:text-style-name="P8" draw:layer="layout" svg:x1="16.1cm" svg:y1="14.9cm" svg:x2="16.1cm" svg:y2="13.9cm">
          <text:p/>
        </draw:line>
        <draw:line draw:style-name="gr10" draw:text-style-name="P8" draw:layer="layout" svg:x1="23.2cm" svg:y1="14.9cm" svg:x2="23.2cm" svg:y2="13.9cm">
          <text:p/>
        </draw:line>
        <draw:custom-shape draw:style-name="gr4" draw:text-style-name="P5" draw:layer="layout" svg:width="2.016cm" svg:height="2.787cm" svg:x="20.441cm" svg:y="15.04cm">
          <text:p text:style-name="P4"><text:span text:style-name="T5"></text:span></text:p>
          <draw:enhanced-geometry svg:viewBox="0 0 21600 21600" draw:type="rectangle" draw:enhanced-path="M 0 0 L 21600 0 21600 21600 0 21600 0 0 Z N"/>
        </draw:custom-shape>
        <draw:custom-shape draw:style-name="gr4" draw:text-style-name="P5" draw:layer="layout" svg:width="2.016cm" svg:height="2.787cm" svg:x="24.641cm" svg:y="11.141cm">
          <text:p text:style-name="P4"><text:span text:style-name="T5"></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7"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43" draw:text-style-name="P3" draw:layer="layout" svg:width="16.258cm" svg:height="2.96cm" svg:x="4.051cm" svg:y="7.556cm">
          <text:p><text:span text:style-name="T3">int deadline, today;</text:span></text:p>
          <text:p><text:span text:style-name="T3">...</text:span></text:p>
          <text:p><text:span text:style-name="T3">if (deadline == today)...</text:span></text:p>
          <draw:enhanced-geometry svg:viewBox="0 0 21600 21600" draw:type="rectangle" draw:enhanced-path="M 0 0 L 21600 0 21600 21600 0 21600 0 0 Z N"/>
        </draw:custom-shape>
        <draw:custom-shape draw:style-name="gr43" draw:text-style-name="P3" draw:layer="layout" svg:width="16.258cm" svg:height="2.029cm" svg:x="4.042cm" svg:y="15.38cm">
          <text:p><text:span text:style-name="T3">date deadline, today;</text:span></text:p>
          <text:p><text:span text:style-name="T3">if (deadline == today)...</text:span></text:p>
          <draw:enhanced-geometry svg:viewBox="0 0 21600 21600" draw:type="rectangle" draw:enhanced-path="M 0 0 L 21600 0 21600 21600 0 21600 0 0 Z N"/>
        </draw:custom-shape>
        <draw:custom-shape draw:style-name="gr3" draw:text-style-name="P5" draw:layer="layout" svg:width="3.5cm" svg:height="3.72cm" svg:x="20.5cm" svg:y="15.48cm">
          <text:p text:style-name="P4"><text:span text:style-name="T4"></text:span></text:p>
          <draw:enhanced-geometry svg:viewBox="0 0 21600 21600" draw:type="rectangle" draw:enhanced-path="M 0 0 L 21600 0 21600 21600 0 21600 0 0 Z N"/>
        </draw:custom-shape>
        <draw:custom-shape draw:style-name="gr44" draw:text-style-name="P3" draw:layer="layout" svg:width="22.866cm" svg:height="2.029cm" svg:x="2.911cm" svg:y="12.649cm">
          <text:p><text:span text:style-name="T3">struct date { ... };</text:span></text:p>
          <text:p><text:span text:style-name="T3">bool operator==(const date &amp;, const date &amp;);</text:span></text:p>
          <draw:enhanced-geometry svg:viewBox="0 0 21600 21600" draw:type="rectangle" draw:enhanced-path="M 0 0 L 21600 0 21600 21600 0 21600 0 0 Z N"/>
        </draw:custom-shape>
        <draw:custom-shape draw:style-name="gr3" draw:text-style-name="P5" draw:layer="layout" svg:width="3.5cm" svg:height="3.72cm" svg:x="20.5cm" svg:y="7.18cm">
          <text:p text:style-name="P4"><text:span text:style-name="T4"></text:span></text:p>
          <draw:enhanced-geometry svg:viewBox="0 0 21600 21600" draw:type="rectangle" draw:enhanced-path="M 0 0 L 21600 0 21600 21600 0 21600 0 0 Z N"/>
        </draw:custom-shape>
        <draw:custom-shape draw:style-name="gr34" draw:text-style-name="P6"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6"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8.242cm" svg:height="1.173cm" svg:x="13.4cm" svg:y="18.327cm">
          <text:p text:style-name="P4"><text:span text:style-name="T6">infix notation</text:span></text:p>
          <draw:enhanced-geometry svg:viewBox="0 0 21600 21600" draw:type="mso-spt202" draw:enhanced-path="M 0 0 L 21600 0 21600 21600 0 21600 0 0 Z N"/>
        </draw:custom-shape>
        <draw:line draw:style-name="gr9" draw:text-style-name="P8" draw:layer="layout" svg:x1="12.9cm" svg:y1="19cm" svg:x2="11.4cm" svg:y2="19cm">
          <text:p/>
        </draw:line>
        <draw:line draw:style-name="gr10" draw:text-style-name="P8" draw:layer="layout" svg:x1="11.4cm" svg:y1="19cm" svg:x2="11.4cm" svg:y2="17.5cm">
          <text:p/>
        </draw:lin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5cm" svg:x="2.1cm" svg:y="14.107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1" draw:text-style-name="P2" draw:layer="layout" svg:width="25.199cm" svg:height="2.164cm" svg:x="1.4cm" svg:y="0.037cm" presentation:class="title">
          <draw:text-box>
            <text:p>Template Type Requirements</text:p>
          </draw:text-box>
        </draw:frame>
        <draw:frame presentation:style-name="pr2" draw:layer="layout" svg:width="25.199cm" svg:height="17cm" svg:x="1.4cm" svg:y="3cm" presentation:class="outline" presentation:user-transformed="true">
          <draw:text-box>
            <text:list text:style-name="L2">
              <text:list-item>
                <text:p>template types require a <text:span text:style-name="T2">uniform</text:span> syntax</text:p>
              </text:list-item>
            </text:list>
          </draw:text-box>
        </draw:frame>
        <draw:custom-shape draw:style-name="gr33" draw:text-style-name="P3" draw:layer="layout" svg:width="17.266cm" svg:height="4.822cm" svg:x="3.6cm" svg:y="5.878cm">
          <text:p><text:span text:style-name="T3">template&lt;typename T &gt;</text:span></text:p>
          <text:p><text:span text:style-name="T3">T min(T lhs, T rhs)</text:span></text:p>
          <text:p><text:span text:style-name="T3">{</text:span></text:p>
          <text:p><text:span text:style-name="T3"><text:s text:c="2"/></text:span><text:span text:style-name="T3">return lhs &lt; rhs ? lhs : rhs; </text:span></text:p>
          <text:p><text:span text:style-name="T3">}</text:span></text:p>
          <draw:enhanced-geometry svg:viewBox="0 0 21600 21600" draw:type="rectangle" draw:enhanced-path="M 0 0 L 21600 0 21600 21600 0 21600 0 0 Z N"/>
        </draw:custom-shape>
        <draw:custom-shape draw:style-name="gr45" draw:text-style-name="P14" draw:layer="layout" svg:width="20.532cm" svg:height="1.7cm" svg:x="5.068cm" svg:y="11.2cm">
          <text:p text:style-name="P4"><text:span text:style-name="T11">this definition requires T supports the &lt; operator </text:span></text:p>
          <draw:enhanced-geometry svg:viewBox="0 0 21600 21600" draw:type="mso-spt202" draw:enhanced-path="M 0 0 L 21600 0 21600 21600 0 21600 0 0 Z N"/>
        </draw:custom-shape>
        <draw:line draw:style-name="gr9" draw:text-style-name="P8" draw:layer="layout" svg:x1="5.1cm" svg:y1="12.2cm" svg:x2="4.1cm" svg:y2="12.2cm">
          <text:p/>
        </draw:line>
        <draw:line draw:style-name="gr10" draw:text-style-name="P8" draw:layer="layout" svg:x1="4.1cm" svg:y1="12.2cm" svg:x2="4.1cm" svg:y2="11.2cm">
          <text:p/>
        </draw:line>
        <draw:custom-shape draw:style-name="gr46" draw:text-style-name="P3" draw:layer="layout" svg:width="22.358cm" svg:height="2.029cm" svg:x="2.756cm" svg:y="13.4cm">
          <text:p><text:span text:style-name="T3">struct date { ... };</text:span></text:p>
          <text:p><text:span text:style-name="T3">bool operator&lt;(const date &amp;, const date &amp;);</text:span></text:p>
          <draw:enhanced-geometry svg:viewBox="0 0 21600 21600" draw:type="rectangle" draw:enhanced-path="M 0 0 L 21600 0 21600 21600 0 21600 0 0 Z N"/>
        </draw:custom-shape>
        <draw:custom-shape draw:style-name="gr47" draw:text-style-name="P3" draw:layer="layout" svg:width="17.783cm" svg:height="2.96cm" svg:x="3.476cm" svg:y="16.4cm">
          <text:p><text:span text:style-name="T3">date earliest,estimate; </text:span></text:p>
          <text:p><text:span text:style-name="T3">...</text:span></text:p>
          <text:p><text:span text:style-name="T3">earliest = min(earliest,estimate);</text:span></text:p>
          <draw:enhanced-geometry svg:viewBox="0 0 21600 21600" draw:type="rectangle" draw:enhanced-path="M 0 0 L 21600 0 21600 21600 0 21600 0 0 Z N"/>
        </draw:custom-shape>
        <draw:custom-shape draw:style-name="gr3" draw:text-style-name="P5" draw:layer="layout" svg:width="3.5cm" svg:height="3.72cm" svg:x="21.3cm" svg:y="15.88cm">
          <text:p text:style-name="P4"><text:span text:style-name="T4"></text:span></text:p>
          <draw:enhanced-geometry svg:viewBox="0 0 21600 21600" draw:type="rectangle" draw:enhanced-path="M 0 0 L 21600 0 21600 21600 0 21600 0 0 Z N"/>
        </draw:custom-shape>
        <draw:custom-shape draw:style-name="gr34" draw:text-style-name="P6" draw:layer="layout" svg:width="1.259cm" svg:height="1.397cm" svg:x="10.1cm" svg:y="8.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6" draw:layer="layout" svg:width="1.259cm" svg:height="1.397cm" svg:x="12.601cm" svg:y="5.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8" draw:layer="layout" svg:x1="12.7cm" svg:y1="7cm" svg:x2="11.2cm" svg:y2="8.5cm">
          <text:p/>
        </draw:lin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Function Templates Arguments</text:p>
          </draw:text-box>
        </draw:frame>
        <draw:frame presentation:style-name="pr2" draw:layer="layout" svg:width="25.199cm" svg:height="17cm" svg:x="1.4cm" svg:y="3cm" presentation:class="outline">
          <draw:text-box>
            <text:list text:style-name="L2">
              <text:list-item>
                <text:p>how to pass - by copy or by const &amp;</text:p>
                <text:list>
                  <text:list-item>
                    <text:p>is by copy optimal for primitive types?</text:p>
                  </text:list-item>
                  <text:list-item>
                    <text:p>is by const &amp; optimal for non-primitive types?</text:p>
                  </text:list-item>
                  <text:list-item>
                    <text:p>STL functional style favours pass by copy</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Template Type Requirements</text:p>
          </draw:text-box>
        </draw:frame>
        <draw:frame presentation:style-name="pr2" draw:layer="layout" svg:width="25.199cm" svg:height="17cm" svg:x="1.4cm" svg:y="3cm" presentation:class="outline" presentation:placeholder="true" presentation:user-transformed="true">
          <draw:text-box/>
        </draw:frame>
        <draw:custom-shape draw:style-name="gr33" draw:text-style-name="P3" draw:layer="layout" svg:width="17.266cm" svg:height="4.822cm" svg:x="3cm" svg:y="4.178cm">
          <text:p><text:span text:style-name="T3">template&lt;typename T&gt;</text:span></text:p>
          <text:p><text:span text:style-name="T3">T min(T lhs, T rhs)</text:span></text:p>
          <text:p><text:span text:style-name="T3">{</text:span></text:p>
          <text:p><text:span text:style-name="T3"><text:s text:c="2"/></text:span><text:span text:style-name="T3">return lhs &lt; rhs ? lhs : rhs; </text:span></text:p>
          <text:p><text:span text:style-name="T3">}</text:span></text:p>
          <draw:enhanced-geometry svg:viewBox="0 0 21600 21600" draw:type="rectangle" draw:enhanced-path="M 0 0 L 21600 0 21600 21600 0 21600 0 0 Z N"/>
        </draw:custom-shape>
        <draw:custom-shape draw:style-name="gr49" draw:text-style-name="P3" draw:layer="layout" svg:width="22.358cm" svg:height="4.822cm" svg:x="3cm" svg:y="12.3cm">
          <text:p><text:span text:style-name="T3">template&lt;typename T&gt;</text:span></text:p>
          <text:p><text:span text:style-name="T3">const T &amp; min(const T &amp; lhs, const T &amp; rhs)</text:span></text:p>
          <text:p><text:span text:style-name="T3">{</text:span></text:p>
          <text:p><text:span text:style-name="T3"><text:s text:c="2"/></text:span><text:span text:style-name="T3">return lhs &lt; rhs ? lhs : rhs; </text:span></text:p>
          <text:p><text:span text:style-name="T3">}</text:span></text:p>
          <draw:enhanced-geometry svg:viewBox="0 0 21600 21600" draw:type="rectangle" draw:enhanced-path="M 0 0 L 21600 0 21600 21600 0 21600 0 0 Z N"/>
        </draw:custom-shape>
        <draw:custom-shape draw:style-name="gr50" draw:text-style-name="P14" draw:layer="layout" svg:width="20.532cm" svg:height="2.631cm" svg:x="4.468cm" svg:y="9.1cm">
          <text:p text:style-name="P4"><text:span text:style-name="T11">this definition requires T supports the &lt; operator </text:span></text:p>
          <text:p text:style-name="P4"><text:span text:style-name="T12">and</text:span><text:span text:style-name="T11"> be copyable</text:span></text:p>
          <draw:enhanced-geometry svg:viewBox="0 0 21600 21600" draw:type="mso-spt202" draw:enhanced-path="M 0 0 L 21600 0 21600 21600 0 21600 0 0 Z N"/>
        </draw:custom-shape>
        <draw:custom-shape draw:style-name="gr50" draw:text-style-name="P14" draw:layer="layout" svg:width="20.532cm" svg:height="2.631cm" svg:x="4.8cm" svg:y="17.8cm">
          <text:p text:style-name="P4"><text:span text:style-name="T11">this definition requires T supports the &lt; operator </text:span></text:p>
          <draw:enhanced-geometry svg:viewBox="0 0 21600 21600" draw:type="mso-spt202" draw:enhanced-path="M 0 0 L 21600 0 21600 21600 0 21600 0 0 Z N"/>
        </draw:custom-shape>
        <draw:line draw:style-name="gr9" draw:text-style-name="P8" draw:layer="layout" svg:x1="4.5cm" svg:y1="10.5cm" svg:x2="3.5cm" svg:y2="10.5cm">
          <text:p/>
        </draw:line>
        <draw:line draw:style-name="gr10" draw:text-style-name="P8" draw:layer="layout" svg:x1="3.5cm" svg:y1="10.5cm" svg:x2="3.5cm" svg:y2="9.5cm">
          <text:p/>
        </draw:line>
        <draw:line draw:style-name="gr9" draw:text-style-name="P8" draw:layer="layout" svg:x1="4.5cm" svg:y1="18.6cm" svg:x2="3.5cm" svg:y2="18.6cm">
          <text:p/>
        </draw:line>
        <draw:line draw:style-name="gr10" draw:text-style-name="P8" draw:layer="layout" svg:x1="3.5cm" svg:y1="18.6cm" svg:x2="3.5cm" svg:y2="17.6cm">
          <text:p/>
        </draw:lin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Function Templates Inclusion</text:p>
          </draw:text-box>
        </draw:frame>
        <draw:frame presentation:style-name="pr2" draw:layer="layout" svg:width="25.199cm" svg:height="17cm" svg:x="1.4cm" svg:y="3cm" presentation:class="outline">
          <draw:text-box>
            <text:list text:style-name="L2">
              <text:list-item>
                <text:p>Don't use the normal header file-source file separation model for templates - it doesn't work</text:p>
              </text:list-item>
            </text:list>
          </draw:text-box>
        </draw:frame>
        <draw:custom-shape draw:style-name="gr51" draw:text-style-name="P15" draw:layer="layout" svg:width="11.941cm" svg:height="3.8cm" svg:x="2.48cm" svg:y="7.7cm">
          <text:p text:style-name="P15">template&lt;typename T&gt;</text:p>
          <text:p text:style-name="P15">T min(T lhs, T rhs);</text:p>
          <text:p text:style-name="P15"/>
          <text:p text:style-name="P15">#include “min-template.hpp”</text:p>
          <draw:enhanced-geometry svg:viewBox="0 0 21600 21600" draw:type="rectangle" draw:enhanced-path="M 0 0 L 21600 0 21600 21600 0 21600 0 0 Z N"/>
        </draw:custom-shape>
        <draw:custom-shape draw:style-name="gr5" draw:text-style-name="P5" draw:layer="layout" svg:width="8.242cm" svg:height="1.173cm" svg:x="2.384cm" svg:y="6.548cm">
          <text:p text:style-name="P4"><text:span text:style-name="T6">min.hpp</text:span></text:p>
          <draw:enhanced-geometry svg:viewBox="0 0 21600 21600" draw:type="mso-spt202" draw:enhanced-path="M 0 0 L 21600 0 21600 21600 0 21600 0 0 Z N"/>
        </draw:custom-shape>
        <draw:custom-shape draw:style-name="gr51" draw:text-style-name="P15" draw:layer="layout" svg:width="11.941cm" svg:height="4.843cm" svg:x="2.46cm" svg:y="14.1cm">
          <text:p text:style-name="P15">template&lt;typename T&gt;</text:p>
          <text:p text:style-name="P15">T min(T lhs, T rhs)</text:p>
          <text:p text:style-name="P15">{</text:p>
          <text:p text:style-name="P15"><text:s text:c="2"/>return lhs &lt; rhs </text:p>
          <text:p text:style-name="P15"><text:s text:c="4"/>? lhs : rhs;</text:p>
          <text:p text:style-name="P15">}</text:p>
          <draw:enhanced-geometry svg:viewBox="0 0 21600 21600" draw:type="rectangle" draw:enhanced-path="M 0 0 L 21600 0 21600 21600 0 21600 0 0 Z N"/>
        </draw:custom-shape>
        <draw:custom-shape draw:style-name="gr5" draw:text-style-name="P5" draw:layer="layout" svg:width="8.242cm" svg:height="1.173cm" svg:x="2.384cm" svg:y="12.759cm">
          <text:p text:style-name="P4"><text:span text:style-name="T6">min-template.hpp</text:span></text:p>
          <draw:enhanced-geometry svg:viewBox="0 0 21600 21600" draw:type="mso-spt202" draw:enhanced-path="M 0 0 L 21600 0 21600 21600 0 21600 0 0 Z N"/>
        </draw:custom-shape>
        <draw:custom-shape draw:style-name="gr52" draw:text-style-name="P15" draw:layer="layout" svg:width="9.441cm" svg:height="4.843cm" svg:x="16.459cm" svg:y="10.5cm">
          <text:p text:style-name="P15">template&lt;typename T&gt;</text:p>
          <text:p text:style-name="P15">T min(T lhs, T rhs)</text:p>
          <text:p text:style-name="P15">{</text:p>
          <text:p text:style-name="P15"><text:s text:c="2"/>return lhs &lt; rhs</text:p>
          <text:p text:style-name="P15"><text:s text:c="4"/>? lhs : rhs;</text:p>
          <text:p text:style-name="P15">}</text:p>
          <draw:enhanced-geometry svg:viewBox="0 0 21600 21600" draw:type="rectangle" draw:enhanced-path="M 0 0 L 21600 0 21600 21600 0 21600 0 0 Z N"/>
        </draw:custom-shape>
        <draw:custom-shape draw:style-name="gr5" draw:text-style-name="P5" draw:layer="layout" svg:width="8.242cm" svg:height="1.173cm" svg:x="16.489cm" svg:y="9.34cm">
          <text:p text:style-name="P4"><text:span text:style-name="T6">min.hpp</text:span></text:p>
          <draw:enhanced-geometry svg:viewBox="0 0 21600 21600" draw:type="mso-spt202" draw:enhanced-path="M 0 0 L 21600 0 21600 21600 0 21600 0 0 Z N"/>
        </draw:custom-shape>
        <draw:line draw:style-name="gr10" draw:text-style-name="P8" draw:layer="layout" svg:x1="11.3cm" svg:y1="10.9cm" svg:x2="11.3cm" svg:y2="13.9cm">
          <text:p/>
        </draw:line>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49H29M59S</meta:editing-duration>
    <meta:editing-cycles>57</meta:editing-cycles>
    <dc:date>2011-03-07T09:51:19</dc:date>
    <meta:generator>NeoOffice/3.1.2$Unix OpenOffice.org_project/Patch 0</meta:generator>
    <meta:document-statistic meta:object-count="236"/>
  </office:meta>
</office:document-meta>
</file>